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E3AF656EA9263AB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itmap_20_1" style:repeat="stretch"/>
    </style:style>
    <style:style style:name="gr1" style:family="graphic" style:parent-style-name="standard">
      <style:graphic-properties draw:stroke="none" draw:fill="solid" draw:fill-color="#76318d" draw:opacity="50%" draw:textarea-horizontal-align="justify" draw:textarea-vertical-align="middle" draw:auto-grow-height="false" fo:min-height="2cm" fo:min-width="4.5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="solid" draw:fill-color="#76318d" draw:opacity="50%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.25cm" svg:x="20.25cm" svg:y="11.75cm">
          <text:p text:style-name="P1"><text:span text:style-name="T1">12:28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500000002D0E3AF656EA9263AB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14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5T17:15:50.851535658</meta:creation-date>
    <dc:date>2023-05-25T18:05:10.677455645</dc:date>
    <meta:editing-duration>PT8M17S</meta:editing-duration>
    <meta:editing-cycles>2</meta:editing-cycles>
    <meta:generator>LibreOffice/7.3.7.2$Linux_X86_64 LibreOffice_project/30$Build-2</meta:generator>
    <meta:document-statistic meta:object-count="1"/>
  </office:meta>
</office:document-meta>
</file>